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ymbol" svg:font-family="'Segoe UI Symbol'" style:font-family-generic="system" style:font-pitch="variable"/>
  </office:font-face-decls>
  <office:automatic-styles>
    <style:style style:name="P1" style:family="paragraph" style:parent-style-name="Heading_20_1" style:list-style-name="WWNum2"/>
    <style:style style:name="P2" style:family="paragraph" style:parent-style-name="Heading_20_1" style:list-style-name="WWNum2">
      <style:paragraph-properties fo:break-before="page"/>
    </style:style>
    <style:style style:name="P3" style:family="paragraph" style:parent-style-name="List_20_Paragraph">
      <style:text-properties fo:color="#4472c4" fo:language="en" fo:country="US"/>
    </style:style>
    <style:style style:name="P4" style:family="paragraph" style:parent-style-name="List_20_Paragraph">
      <style:paragraph-properties fo:margin-left="0in" fo:margin-right="0in" fo:text-indent="0in" style:auto-text-indent="false"/>
    </style:style>
    <style:style style:name="P5" style:family="paragraph" style:parent-style-name="List_20_Paragraph">
      <style:paragraph-properties fo:margin-left="0in" fo:margin-right="0in" fo:text-indent="0in" style:auto-text-indent="false"/>
      <style:text-properties fo:language="en" fo:country="US"/>
    </style:style>
    <style:style style:name="P6" style:family="paragraph" style:parent-style-name="List_20_Paragraph">
      <style:paragraph-properties fo:margin-left="0in" fo:margin-right="0in" fo:text-indent="0in" style:auto-text-indent="false"/>
      <style:text-properties fo:language="en" fo:country="US" fo:font-weight="bold" style:font-weight-asian="bold" style:font-weight-complex="bold"/>
    </style:style>
    <style:style style:name="P7" style:family="paragraph" style:parent-style-name="List_20_Paragraph">
      <style:paragraph-properties fo:margin-left="0in" fo:margin-right="0in" fo:text-indent="0in" style:auto-text-indent="false"/>
      <style:text-properties officeooo:paragraph-rsid="00130c7b"/>
    </style:style>
    <style:style style:name="P8" style:family="paragraph" style:parent-style-name="List_20_Paragraph">
      <style:paragraph-properties fo:margin-left="0in" fo:margin-right="0in" fo:text-indent="0in" style:auto-text-indent="false"/>
      <style:text-properties fo:color="#000000" officeooo:rsid="00130c7b" officeooo:paragraph-rsid="00130c7b"/>
    </style:style>
    <style:style style:name="P9" style:family="paragraph" style:parent-style-name="List_20_Paragraph">
      <style:paragraph-properties fo:margin-left="0in" fo:margin-right="0in" fo:text-indent="0in" style:auto-text-indent="false"/>
      <style:text-properties fo:color="#000000" officeooo:rsid="00130c7b" officeooo:paragraph-rsid="0013d964"/>
    </style:style>
    <style:style style:name="P10" style:family="paragraph" style:parent-style-name="List_20_Paragraph">
      <style:paragraph-properties fo:margin-left="0in" fo:margin-right="0in" fo:text-indent="0in" style:auto-text-indent="false"/>
      <style:text-properties fo:color="#000000" officeooo:rsid="0013d964" officeooo:paragraph-rsid="0013d964"/>
    </style:style>
    <style:style style:name="P11" style:family="paragraph" style:parent-style-name="List_20_Paragraph">
      <style:paragraph-properties fo:margin-left="0in" fo:margin-right="0in" fo:text-indent="0in" style:auto-text-indent="false"/>
      <style:text-properties officeooo:rsid="0016111f" officeooo:paragraph-rsid="0016111f"/>
    </style:style>
    <style:style style:name="P12" style:family="paragraph" style:parent-style-name="List_20_Paragraph">
      <style:paragraph-properties fo:margin-left="0in" fo:margin-right="0in" fo:text-indent="0in" style:auto-text-indent="false"/>
      <style:text-properties officeooo:paragraph-rsid="0016111f"/>
    </style:style>
    <style:style style:name="P13" style:family="paragraph" style:parent-style-name="List_20_Paragraph">
      <style:paragraph-properties fo:margin-left="0.5in" fo:margin-right="0in" fo:text-indent="0in" style:auto-text-indent="false"/>
    </style:style>
    <style:style style:name="P14" style:family="paragraph" style:parent-style-name="List_20_Paragraph">
      <style:paragraph-properties fo:margin-left="0.5in" fo:margin-right="0in" fo:text-indent="0in" style:auto-text-indent="false"/>
      <style:text-properties fo:color="#4472c4" fo:language="en" fo:country="US"/>
    </style:style>
    <style:style style:name="P15" style:family="paragraph" style:parent-style-name="List_20_Paragraph">
      <style:paragraph-properties fo:margin-left="0in" fo:margin-right="0in" fo:text-indent="0.5in" style:auto-text-indent="false"/>
    </style:style>
    <style:style style:name="P16" style:family="paragraph" style:parent-style-name="List_20_Paragraph">
      <style:paragraph-properties fo:margin-left="0in" fo:margin-right="0in" fo:text-indent="0.5in" style:auto-text-indent="false"/>
      <style:text-properties fo:color="#000000" officeooo:rsid="00130c7b" officeooo:paragraph-rsid="00130c7b"/>
    </style:style>
    <style:style style:name="P17" style:family="paragraph" style:parent-style-name="List_20_Paragraph">
      <style:paragraph-properties fo:margin-left="1in" fo:margin-right="0in" fo:text-indent="0in" style:auto-text-indent="false"/>
    </style:style>
    <style:style style:name="P18" style:family="paragraph" style:parent-style-name="Standard">
      <style:text-properties fo:language="en" fo:country="US"/>
    </style:style>
    <style:style style:name="P19" style:family="paragraph" style:parent-style-name="Standard">
      <style:text-properties fo:language="en" fo:country="US" fo:font-weight="bold" style:font-weight-asian="bold" style:font-weight-complex="bold"/>
    </style:style>
    <style:style style:name="P20" style:family="paragraph" style:parent-style-name="Standard">
      <style:text-properties fo:language="en" fo:country="US" officeooo:rsid="00121359" officeooo:paragraph-rsid="00121359"/>
    </style:style>
    <style:style style:name="P21" style:family="paragraph" style:parent-style-name="Standard">
      <style:text-properties fo:color="#2f5496" style:font-name="Calibri Light" fo:font-size="16pt" fo:language="en" fo:country="US" style:font-name-asian="F" style:font-size-asian="16pt" style:font-name-complex="F" style:font-size-complex="16pt"/>
    </style:style>
    <style:style style:name="P22" style:family="paragraph" style:parent-style-name="Standard">
      <style:paragraph-properties fo:line-height="107%"/>
    </style:style>
    <style:style style:name="P23" style:family="paragraph" style:parent-style-name="Standard">
      <style:text-properties fo:color="#4472c4" fo:language="en" fo:country="US"/>
    </style:style>
    <style:style style:name="P24" style:family="paragraph" style:parent-style-name="Standard">
      <style:text-properties fo:color="#4472c4" fo:language="en" fo:country="US" officeooo:rsid="00121359" officeooo:paragraph-rsid="00121359"/>
    </style:style>
    <style:style style:name="P25" style:family="paragraph" style:parent-style-name="Standard">
      <style:text-properties fo:color="#4472c4" fo:language="en" fo:country="US" officeooo:rsid="0013d964" officeooo:paragraph-rsid="0013d964"/>
    </style:style>
    <style:style style:name="P26" style:family="paragraph" style:parent-style-name="Standard">
      <style:text-properties fo:color="#4472c4" fo:language="en" fo:country="US" officeooo:rsid="0015c1ed" officeooo:paragraph-rsid="0015c1ed"/>
    </style:style>
    <style:style style:name="P27" style:family="paragraph" style:parent-style-name="Standard">
      <style:text-properties fo:color="#4472c4" fo:language="en" fo:country="US" officeooo:rsid="0016111f" officeooo:paragraph-rsid="0016111f"/>
    </style:style>
    <style:style style:name="P28" style:family="paragraph" style:parent-style-name="Standard">
      <style:text-properties officeooo:paragraph-rsid="00121359"/>
    </style:style>
    <style:style style:name="P29" style:family="paragraph" style:parent-style-name="Standard">
      <style:text-properties officeooo:rsid="00130c7b" officeooo:paragraph-rsid="00130c7b"/>
    </style:style>
    <style:style style:name="P30" style:family="paragraph" style:parent-style-name="Standard">
      <style:text-properties officeooo:rsid="0013d964" officeooo:paragraph-rsid="0013d964"/>
    </style:style>
    <style:style style:name="P31" style:family="paragraph" style:parent-style-name="Standard">
      <style:text-properties officeooo:rsid="0015c1ed" officeooo:paragraph-rsid="0015c1ed"/>
    </style:style>
    <style:style style:name="P32" style:family="paragraph" style:parent-style-name="Standard">
      <style:text-properties officeooo:rsid="0016111f" officeooo:paragraph-rsid="0016111f"/>
    </style:style>
    <style:style style:name="P33" style:family="paragraph" style:parent-style-name="Standard">
      <style:paragraph-properties fo:break-before="page"/>
    </style:style>
    <style:style style:name="P34" style:family="paragraph" style:parent-style-name="Standard">
      <style:paragraph-properties fo:margin-left="0.5in" fo:margin-right="0in" fo:text-indent="0in" style:auto-text-indent="false"/>
    </style:style>
    <style:style style:name="P35" style:family="paragraph" style:parent-style-name="Title"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style:font-weight-asian="bold"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style>
    <style:style style:name="T8" style:family="text">
      <style:text-properties fo:language="en" fo:country="US" officeooo:rsid="0013d964"/>
    </style:style>
    <style:style style:name="T9" style:family="text">
      <style:text-properties fo:font-weight="bold" style:font-weight-asian="bold" style:font-weight-complex="bold"/>
    </style:style>
    <style:style style:name="T10" style:family="text">
      <style:text-properties fo:color="#4472c4" style:font-name="MS Gothic" style:font-name-asian="MS Gothic1"/>
    </style:style>
    <style:style style:name="T11" style:family="text">
      <style:text-properties fo:color="#4472c4" style:font-name="MS Gothic" style:font-name-asian="MS Gothic1"/>
    </style:style>
    <style:style style:name="T12" style:family="text">
      <style:text-properties fo:color="#4472c4" style:font-name="MS Gothic" style:font-name-asian="MS Gothic1"/>
    </style:style>
    <style:style style:name="T13" style:family="text">
      <style:text-properties fo:color="#4472c4" style:font-name="MS Gothic" officeooo:rsid="00130c7b" style:font-name-asian="MS Gothic1"/>
    </style:style>
    <style:style style:name="T14" style:family="text">
      <style:text-properties fo:color="#4472c4" style:font-name="MS Gothic" officeooo:rsid="0013d964" style:font-name-asian="MS Gothic1"/>
    </style:style>
    <style:style style:name="T15" style:family="text">
      <style:text-properties fo:color="#4472c4" style:font-name="MS Gothic" officeooo:rsid="0013d964" style:font-name-asian="MS Gothic1"/>
    </style:style>
    <style:style style:name="T16" style:family="text">
      <style:text-properties fo:color="#4472c4" style:font-name="MS Gothic" officeooo:rsid="0015c1ed" style:font-name-asian="MS Gothic1"/>
    </style:style>
    <style:style style:name="T17" style:family="text">
      <style:text-properties fo:color="#4472c4" style:font-name="MS Gothic" officeooo:rsid="0016111f" style:font-name-asian="MS Gothic1"/>
    </style:style>
    <style:style style:name="T18" style:family="text">
      <style:text-properties fo:color="#4472c4" style:font-name="MS Gothic" officeooo:rsid="0016111f" style:font-name-asian="MS Gothic1"/>
    </style:style>
    <style:style style:name="T19" style:family="text">
      <style:text-properties fo:color="#4472c4" style:font-name="MS Gothic" fo:language="en" fo:country="US" style:font-name-asian="MS Gothic1" style:font-name-complex="Segoe UI Symbol"/>
    </style:style>
    <style:style style:name="T20" style:family="text">
      <style:text-properties fo:color="#4472c4" style:font-name="MS Gothic" fo:language="en" fo:country="US" style:font-name-asian="MS Gothic1"/>
    </style:style>
    <style:style style:name="T21" style:family="text">
      <style:text-properties fo:color="#4472c4" style:font-name="MS Gothic" fo:font-weight="bold" style:font-name-asian="MS Gothic1" style:font-weight-asian="bold" style:font-weight-complex="bold"/>
    </style:style>
    <style:style style:name="T22" style:family="text">
      <style:text-properties fo:color="#4472c4" style:font-name="MS Gothic" fo:font-weight="bold" officeooo:rsid="0015c1ed" style:font-name-asian="MS Gothic1" style:font-weight-asian="bold" style:font-weight-complex="bold"/>
    </style:style>
    <style:style style:name="T23" style:family="text">
      <style:text-properties fo:color="#4472c4" fo:language="en" fo:country="US"/>
    </style:style>
    <style:style style:name="T24" style:family="text">
      <style:text-properties fo:color="#4472c4" fo:language="en" fo:country="US"/>
    </style:style>
    <style:style style:name="T25" style:family="text">
      <style:text-properties fo:color="#4472c4" fo:language="en" fo:country="US"/>
    </style:style>
    <style:style style:name="T26" style:family="text">
      <style:text-properties fo:color="#4472c4" fo:language="en" fo:country="US" fo:font-weight="bold" style:font-weight-asian="bold" style:font-weight-complex="bold"/>
    </style:style>
    <style:style style:name="T27" style:family="text">
      <style:text-properties fo:color="#4472c4" fo:language="en" fo:country="US" fo:font-weight="bold" style:font-weight-asian="bold" style:font-weight-complex="bold"/>
    </style:style>
    <style:style style:name="T28" style:family="text">
      <style:text-properties fo:color="#4472c4" fo:language="en" fo:country="US" fo:font-weight="bold" style:font-weight-asian="bold" style:font-weight-complex="bold"/>
    </style:style>
    <style:style style:name="T29" style:family="text">
      <style:text-properties fo:color="#4472c4" fo:language="en" fo:country="US" officeooo:rsid="000eec9e"/>
    </style:style>
    <style:style style:name="T30" style:family="text">
      <style:text-properties fo:color="#4472c4" fo:language="en" fo:country="US" officeooo:rsid="000eec9e"/>
    </style:style>
    <style:style style:name="T31" style:family="text">
      <style:text-properties fo:color="#4472c4" fo:language="en" fo:country="US" officeooo:rsid="000f7dc6"/>
    </style:style>
    <style:style style:name="T32" style:family="text">
      <style:text-properties fo:color="#4472c4" fo:language="en" fo:country="US" officeooo:rsid="000f7dc6"/>
    </style:style>
    <style:style style:name="T33" style:family="text">
      <style:text-properties fo:color="#4472c4" fo:language="en" fo:country="US" officeooo:rsid="00115eb6"/>
    </style:style>
    <style:style style:name="T34" style:family="text">
      <style:text-properties fo:color="#4472c4" fo:language="en" fo:country="US" officeooo:rsid="00121359"/>
    </style:style>
    <style:style style:name="T35" style:family="text">
      <style:text-properties fo:color="#4472c4" fo:language="en" fo:country="US" officeooo:rsid="0016111f"/>
    </style:style>
    <style:style style:name="T36" style:family="text">
      <style:text-properties fo:color="#4472c4" style:font-name="Calibri" fo:font-size="11pt" fo:language="en" fo:country="US" style:font-name-asian="Calibri1" style:font-size-asian="11pt" style:font-name-complex="Calibri1" style:font-size-complex="11pt"/>
    </style:style>
    <style:style style:name="T37" style:family="text">
      <style:text-properties style:use-window-font-color="true" fo:language="en" fo:country="US"/>
    </style:style>
    <style:style style:name="T38" style:family="text">
      <style:text-properties officeooo:rsid="00130c7b"/>
    </style:style>
    <style:style style:name="T39" style:family="text">
      <style:text-properties fo:color="#000000" style:font-name="MS Gothic" officeooo:rsid="00130c7b" style:font-name-asian="MS Gothic1"/>
    </style:style>
    <style:style style:name="T40" style:family="text">
      <style:text-properties fo:color="#000000" fo:language="en" fo:country="US"/>
    </style:style>
    <style:style style:name="T41" style:family="text">
      <style:text-properties fo:color="#000000" fo:language="en" fo:country="US" officeooo:rsid="0013d964"/>
    </style:style>
    <style:style style:name="T42" style:family="text">
      <style:text-properties style:font-name="MS Gothic" style:font-name-asian="MS Gothic1"/>
    </style:style>
    <style:style style:name="T43" style:family="text">
      <style:text-properties officeooo:rsid="0015c1e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PRET Template </text:span></text:p>
      <text:p text:style-name="Standard"><text:span text:style-name="T1">Version: 2021-08-03</text:span></text:p>
      <text:list xml:id="list194324064" text:style-name="WWNum2">
        <text:list-item>
          <text:h text:style-name="P1" text:outline-level="1">MAKE YOUR CHOICE</text:h>
        </text:list-item>
      </text:list>
      <text:p text:style-name="Standard"><text:span text:style-name="T9">DO YOU WORK WITH PERSONAL DATA? (*)</text:span></text:p>
      <text:p text:style-name="Standard"><text:s/>Personal data means any information relating to an identified or identifiable natural person. An identifiable natural person is one who can be identified, directly or indirectly, in particular by reference to an identifier such as a name, address, e-mail address, photo, an identification number, IP address, employee number, private or professional telephone number (who's who), login data, identification cookies, account number, CV , log data (including cafeteria, parking use, web use, surf use), camera images, personnel files, wage data, professional expenses, recordings of interviews, etc.</text:p>
      <text:p text:style-name="Standard">Please note, if you anonymise personal data yourself, you will of course work with recognisable personal data at the start and the GDPR will continue to apply. Pseudonymised data are and will remain personal data.</text:p>
      <text:p text:style-name="Standard"><text:span text:style-name="T10">☐</text:span><text:span text:style-name="T23"> </text:span><text:span text:style-name="T29">X </text:span><text:span text:style-name="T23">Yes</text:span></text:p>
      <text:p text:style-name="Standard"><text:span text:style-name="T10">☐</text:span><text:span text:style-name="T23"> No</text:span></text:p>
      <text:p text:style-name="P19"/>
      <text:p text:style-name="Standard"><text:span text:style-name="T2">WILL YOU ALSO HAVE THE RESEARCH ETHICALLY TESTED AT SMEC? (*)</text:span></text:p>
      <text:p text:style-name="Standard"><text:span text:style-name="T1"><text:s/>If you work with personal data, it is recommended that the research is also ethically tested. The submission for an ethical approval of the research(project) is increasingly required if human participants are involved in the research. This may be a requirement in the context of funding of the project or in the context of a publication.</text:span></text:p>
      <text:p text:style-name="Standard"><text:span text:style-name="T10">☐</text:span><text:span text:style-name="T23"> Yes</text:span></text:p>
      <text:p text:style-name="Standard"><text:span text:style-name="T10">☐</text:span><text:span text:style-name="T23"> </text:span><text:span text:style-name="T29">X </text:span><text:span text:style-name="T23">No</text:span></text:p>
      <text:p text:style-name="P21"/>
      <text:list xml:id="list182320912972803" text:continue-numbering="true" text:style-name="WWNum2">
        <text:list-item>
          <text:h text:style-name="P2" text:outline-level="1"><text:span text:style-name="T1">GENERAL INFORMATION</text:span></text:h>
        </text:list-item>
      </text:list>
      <text:p text:style-name="Standard"><text:span text:style-name="T2">SUBMITTER</text:span></text:p>
      <text:p text:style-name="Standard"><text:span text:style-name="T1">Name: </text:span><text:span text:style-name="T29">Alexander Joossens</text:span></text:p>
      <text:p text:style-name="Standard"><text:span text:style-name="T1">Faculty/department:</text:span><text:span text:style-name="T23"> </text:span><text:span text:style-name="T29">Faculteit Ingenieurswetenschappen, departement computerwetenschappen</text:span></text:p>
      <text:p text:style-name="Standard"><text:span text:style-name="T1">Unit:</text:span><text:span text:style-name="T23"> </text:span><text:span text:style-name="T29">Augment Research Group</text:span></text:p>
      <text:p text:style-name="Standard"><text:span text:style-name="T1">Email:</text:span><text:span text:style-name="T23"> </text:span><text:span text:style-name="T29">alexander.joossens@student.kuleuven.be</text:span></text:p>
      <text:p text:style-name="Standard"><text:span text:style-name="T1">U-number:</text:span><text:span text:style-name="T23"> </text:span><text:span text:style-name="T31">r0748533</text:span></text:p>
      <text:p text:style-name="P19"/>
      <text:p text:style-name="Standard"><text:span text:style-name="T2">PRINCIPAL INVESTIGATOR/ SUPERVISOR</text:span></text:p>
      <text:p text:style-name="Standard"><text:span text:style-name="T1">Are you, the submitter, also the principal investigator/supervisor? (*)</text:span></text:p>
      <text:p text:style-name="Standard"><text:span text:style-name="T10">☐</text:span><text:span text:style-name="T23"> </text:span><text:span text:style-name="T29">X </text:span><text:span text:style-name="T23">Yes</text:span></text:p>
      <text:p text:style-name="Standard"><text:span text:style-name="T10">☐</text:span><text:span text:style-name="T23"> No</text:span></text:p>
      <text:p text:style-name="P18"/>
      <text:p text:style-name="Standard"><text:span text:style-name="T1">Is the principal investigator a health professional according to the Law of 10 May 2015? (*)</text:span></text:p>
      <text:p text:style-name="Standard"><text:span text:style-name="T10">☐</text:span><text:span text:style-name="T23"> Yes</text:span></text:p>
      <text:p text:style-name="Standard"><text:span text:style-name="T10">☐</text:span><text:span text:style-name="T23"> </text:span><text:span text:style-name="T31">X </text:span><text:span text:style-name="T23">No</text:span></text:p>
      <text:p text:style-name="P18"/>
      <text:p text:style-name="Standard"><text:span text:style-name="T1">If you want to give edit rights to another researcher in the draft phase of this file, select that person here …</text:span></text:p>
      <text:p text:style-name="Standard"><text:span text:style-name="T23">/</text:span></text:p>
      <text:p text:style-name="P19"/>
      <text:p text:style-name="Standard"><text:span text:style-name="T2">OTHER KU LEUVEN RESEARCHERS</text:span></text:p>
      <text:p text:style-name="Standard"><text:span text:style-name="T23">Ivania Nadine Donoso Guzmán </text:span></text:p>
      <text:p text:style-name="P29"><text:span text:style-name="T23">Also Katrien Verbert?</text:span></text:p>
      <text:p text:style-name="P19"/>
      <text:p text:style-name="P33"><text:span text:style-name="T2">FUNDING</text:span></text:p>
      <text:p text:style-name="Standard"><text:span text:style-name="T1">Is the research funded (e.g. in the context of a research project/contract/mandate)? <text:s/>(*)</text:span></text:p>
      <text:p text:style-name="P4"><text:span text:style-name="T10">☐</text:span><text:span text:style-name="T23"> KU Leuven Internal Funds (BOF / IOF)</text:span></text:p>
      <text:p text:style-name="P4"><text:span text:style-name="T10">☐</text:span><text:span text:style-name="T23"> FWO mandate</text:span></text:p>
      <text:p text:style-name="P4"><text:span text:style-name="T10">☐</text:span><text:span text:style-name="T23"> FWO project</text:span></text:p>
      <text:p text:style-name="P4"><text:span text:style-name="T10">☐</text:span><text:span text:style-name="T23"> FWO infrastructure</text:span></text:p>
      <text:p text:style-name="P4"><text:span text:style-name="T10">☐</text:span><text:span text:style-name="T23"> VLAIO</text:span></text:p>
      <text:p text:style-name="P4"><text:span text:style-name="T10">☐</text:span><text:span text:style-name="T23"> Flemish / Belgian Authorities (including BELSPO, Support Centers, etc.)</text:span></text:p>
      <text:p text:style-name="P4"><text:span text:style-name="T10">☐</text:span><text:span text:style-name="T23"> International / EU Framework Programs</text:span></text:p>
      <text:p text:style-name="P4"><text:span text:style-name="T10">☐</text:span><text:span text:style-name="T23"> International / Other European funding: Directorates General, Eurostat, EFRO, ...</text:span></text:p>
      <text:p text:style-name="P4"><text:span text:style-name="T10">☐</text:span><text:span text:style-name="T23"> International / Non-European financing: NIH, IES, NIF or other national governments</text:span></text:p>
      <text:p text:style-name="P4"><text:span text:style-name="T10">☐</text:span><text:span text:style-name="T23"> Development cooperation</text:span></text:p>
      <text:p text:style-name="P4"><text:span text:style-name="T10">☐</text:span><text:span text:style-name="T23"> Contract research and scientific services</text:span></text:p>
      <text:p text:style-name="P4"><text:span text:style-name="T10">☐</text:span><text:span text:style-name="T23"> Other (including foundations, etc.)</text:span></text:p>
      <text:p text:style-name="Standard"><text:span text:style-name="T1">If applicable, state the external reference of the mandate / project of the funder:</text:span></text:p>
      <text:p text:style-name="Standard"><text:span text:style-name="T23">/</text:span></text:p>
      <text:p text:style-name="Standard"><text:span text:style-name="T1">If appropriate, mention the name/ acronym of the research project:</text:span></text:p>
      <text:p text:style-name="Standard"><text:span text:style-name="T23">/</text:span></text:p>
      <text:p text:style-name="Standard"><text:span text:style-name="T1">If known, mention the ZL/ZK-number and/or the financiered credit:</text:span></text:p>
      <text:p text:style-name="Standard"><text:span text:style-name="T23">/</text:span></text:p>
      <text:p text:style-name="P18"/>
      <text:p text:style-name="Standard"><text:span text:style-name="T1">Indicate the department responsible for contracts concluded or to be concluded:(*)</text:span></text:p>
      <text:p text:style-name="Standard"><text:span text:style-name="T1">(Members of the selected department are automatically given reading rights to this file.)</text:span></text:p>
      <text:p text:style-name="Standard"><text:span text:style-name="T1">(Contracts can be added on page 4.)</text:span></text:p>
      <text:p text:style-name="P4"><text:span text:style-name="T10">☐</text:span><text:span text:style-name="T23"> </text:span><text:span text:style-name="T23">LRD (KU Leuven Research Development)</text:span></text:p>
      <text:p text:style-name="P13"><text:span text:style-name="T37">Who is the responsible file manager at LRD?</text:span></text:p>
      <text:p text:style-name="P13"><text:span text:style-name="T23">(text)</text:span></text:p>
      <text:p text:style-name="P13"><text:span text:style-name="T37">Who is funding the research?</text:span></text:p>
      <text:p text:style-name="P13"><text:span text:style-name="T10">☐</text:span><text:span text:style-name="T23"> Bill &amp; Melinda Gates Foundation</text:span></text:p>
      <text:p text:style-name="P13"><text:span text:style-name="T10">☐</text:span><text:span text:style-name="T23"> C3</text:span></text:p>
      <text:p text:style-name="P13"><text:span text:style-name="T10">☐</text:span><text:span text:style-name="T23"> EFRO</text:span></text:p>
      <text:p text:style-name="P13"><text:span text:style-name="T10">☐</text:span><text:span text:style-name="T23"> EIT</text:span></text:p>
      <text:p text:style-name="P13"><text:span text:style-name="T10">☐</text:span><text:span text:style-name="T23"> Energietransitiefonds</text:span></text:p>
      <text:p text:style-name="P13"><text:soft-page-break/><text:span text:style-name="T10">☐</text:span><text:span text:style-name="T23"> Flanders make</text:span></text:p>
      <text:p text:style-name="P13"><text:span text:style-name="T10">☐</text:span><text:span text:style-name="T23"> FWO (SBO projecten)</text:span></text:p>
      <text:p text:style-name="P13"><text:span text:style-name="T10">☐</text:span><text:span text:style-name="T23"> H2020</text:span></text:p>
      <text:p text:style-name="P13"><text:span text:style-name="T10">☐</text:span><text:span text:style-name="T23"> ICON projecten</text:span></text:p>
      <text:p text:style-name="P13"><text:span text:style-name="T10">☐</text:span><text:span text:style-name="T23"> IMI</text:span></text:p>
      <text:p text:style-name="P13"><text:span text:style-name="T10">☐</text:span><text:span text:style-name="T23"> Innoviris</text:span></text:p>
      <text:p text:style-name="P13"><text:span text:style-name="T10">☐</text:span><text:span text:style-name="T23"> Interreg</text:span></text:p>
      <text:p text:style-name="P13"><text:span text:style-name="T10">☐</text:span><text:span text:style-name="T23"> KCE</text:span></text:p>
      <text:p text:style-name="P13"><text:span text:style-name="T10">☐</text:span><text:span text:style-name="T23"> Michael J. Fox Foundation</text:span></text:p>
      <text:p text:style-name="P13"><text:span text:style-name="T10">☐</text:span><text:span text:style-name="T23"> NIH</text:span></text:p>
      <text:p text:style-name="P13"><text:span text:style-name="T10">☐</text:span><text:span text:style-name="T23"> US federal funding (Department of Defense, department of agriculture, FDA, …)</text:span></text:p>
      <text:p text:style-name="P13"><text:span text:style-name="T10">☐</text:span><text:span text:style-name="T23"> VLAIO</text:span></text:p>
      <text:p text:style-name="P14"/>
      <text:p text:style-name="P4"><text:span text:style-name="T10">☐</text:span><text:span text:style-name="T23"> </text:span><text:span text:style-name="T23">DOC (Dienst Onderzoekscoördinatie)</text:span></text:p>
      <text:p text:style-name="P4"><text:span text:style-name="T10">☐</text:span><text:span text:style-name="T23"> </text:span><text:span text:style-name="T23">IO (International Office)</text:span></text:p>
      <text:p text:style-name="P4"><text:span text:style-name="T10">☐</text:span><text:span text:style-name="T23"> </text:span><text:span text:style-name="T23">Not applicable</text:span></text:p>
      <text:p text:style-name="P6"/>
      <text:p text:style-name="Standard"><text:span text:style-name="T2">LEADING ETHICAL COMMITTEE</text:span></text:p>
      <text:p text:style-name="P4"><text:span text:style-name="T19">☐</text:span><text:span text:style-name="T23"> What is the leading ethical committee in this research project? (*)</text:span></text:p>
      <text:p text:style-name="P4"><text:span text:style-name="T19">☐</text:span><text:span text:style-name="T23"> </text:span><text:span text:style-name="T33">X </text:span><text:span text:style-name="T23">SMEC (KU Leuven is main institution)</text:span></text:p>
      <text:p text:style-name="P4"><text:span text:style-name="T19">☐</text:span><text:span text:style-name="T23"> EC Research</text:span></text:p>
      <text:p text:style-name="Standard"><text:span text:style-name="T1">Local Ethical Committee or other, specify: </text:span><text:span text:style-name="T23">(text)</text:span></text:p>
      <text:p text:style-name="P18"/>
      <text:list xml:id="list182321407617675" text:continue-numbering="true" text:style-name="WWNum2">
        <text:list-item>
          <text:h text:style-name="P2" text:outline-level="1"><text:span text:style-name="T1">Research</text:span></text:h>
        </text:list-item>
      </text:list>
      <text:p text:style-name="Standard"><text:span text:style-name="T2">TITLE, DESCRIPTION AND OBJECTIVES</text:span></text:p>
      <text:p text:style-name="Standard"><text:span text:style-name="T1">Note that the description must be legible and understandable for non-specialists in the research domain. </text:span></text:p>
      <text:p text:style-name="Standard"><text:span text:style-name="T1">Unique and full title of the research project/protocol (*)</text:span></text:p>
      <text:p text:style-name="Standard"><text:span text:style-name="T34">A Playlist-based </text:span><text:span text:style-name="T23">Group Recommendation System </text:span><text:span text:style-name="T34">for</text:span><text:span text:style-name="T23"> Spotify</text:span></text:p>
      <text:p text:style-name="P18"/>
      <text:p text:style-name="Standard"><text:span text:style-name="T1">Describe the research project/protocol and the research questions. Explain the context and scientific relevance of the research in order to understand the planned research within its domain. Notice that the description should be legible and intelligible to non-specialists in this research domain and the individuals whose data are being processed. (*)</text:span></text:p>
      <text:p text:style-name="P28"><text:span text:style-name="T34">The goal is to investigate the usage of a group recommendation system. The application recommends a playlist for groups of users, based on their Spotify playlists. 2 research questions will be investigated: “</text:span></text:p>
      <text:p text:style-name="P28"><text:span text:style-name="T34">- How does “Order of combination” = “Combining before or after recommendation” influence Accuracy, Fairness and Other aspects?</text:span></text:p>
      <text:p text:style-name="P28"><text:span text:style-name="T34">- How does the degree of explanation in different visualizations in a Group Recommender System affect how much users listen to playlists, their satisfaction, their perceived fairness and accuracy?</text:span></text:p>
      <text:p text:style-name="P20"/>
      <text:p text:style-name="Standard"><text:span text:style-name="T1">Explain the objectives of the research (project) Description ethical justification: (*)</text:span></text:p>
      <text:p text:style-name="P24">The objective of the research is to explore the feedback of the users of the application. This feedback is about fairness, accuracy, and other aspects of the recommendation system. <text:span text:style-name="T38">For this research, the Resque model will be used.</text:span></text:p>
      <text:p text:style-name="P18"/>
      <text:p text:style-name="Standard"><text:span text:style-name="T2">ETHICAL JUSTIFICATION</text:span></text:p>
      <text:p text:style-name="Standard"><text:span text:style-name="T1">SMEC is looking for a strong ethical foundation of research proposals when working with human participants. Please provide a reflection on this ethical foundation with regard to your proposal. Ethical issues at stake may include, but are not narrowed to the following principles: social value, scientific validity, fair subject selection, favorable risk-benefit ratio and respect for subjects.</text:span></text:p>
      <text:p text:style-name="Standard"><text:span text:style-name="T1">More detailed information regarding these principles can be found in this document: Research ethics: </text:span><text:a xlink:type="simple" xlink:href="https://bioethics.nih.gov/education/FNIH_BioethicsBrochure_WEB.PDF" text:style-name="Internet_20_link" text:visited-style-name="Visited_20_Internet_20_Link"><text:span text:style-name="T1">How to Treat People who Participate in Research</text:span></text:a><text:span text:style-name="T1">.</text:span></text:p>
      <text:p text:style-name="Standard"><text:span text:style-name="T1">Description ethical justification (*):</text:span></text:p>
      <text:p text:style-name="Standard"><text:span text:style-name="T23">?</text:span></text:p>
      <text:p text:style-name="P18"/>
      <text:p text:style-name="Standard"><text:soft-page-break/><text:span text:style-name="T1">How great are the potential disadvantages/risks and advantages/contributions of the research on both the individual level (e.g., the risk that COVID-19 is transmitted to a participant) and broader level (e.g., the societal contributions of the research)? How do the relative strengths of these advantages and disadvantages relate to each other?</text:span></text:p>
      <text:p text:style-name="Standard"><text:span text:style-name="T23">?</text:span></text:p>
      <text:p text:style-name="P19"/>
      <text:p text:style-name="P19"/>
      <text:p text:style-name="P33"><text:span text:style-name="T2">RESEARCH TECHNIQUES, INSTRUMENTS &amp; EQUIPMENT</text:span></text:p>
      <text:p text:style-name="P4"><text:span text:style-name="T39">X</text:span><text:span text:style-name="T13"> </text:span><text:span text:style-name="T10">☐</text:span><text:span text:style-name="T23"> </text:span><text:span text:style-name="T23">Questionnaire</text:span></text:p>
      <text:p text:style-name="P13"><text:span text:style-name="T10">☐</text:span><text:span text:style-name="T23"> </text:span><text:span text:style-name="T40">?</text:span><text:span text:style-name="T23"> Validated questionnaire (INCLUDE AS ANNEX)</text:span></text:p>
      <text:p text:style-name="P13"><text:span text:style-name="T10">☐</text:span><text:span text:style-name="T23"> Non-validated questionnaire (INCLUDE AS ANNEX).</text:span></text:p>
      <text:p text:style-name="P4"><text:span text:style-name="T10">☐</text:span><text:span text:style-name="T23"> </text:span><text:span text:style-name="T23">Interview</text:span></text:p>
      <text:p text:style-name="P13"><text:span text:style-name="T10">☐</text:span><text:span text:style-name="T23"> Validated interview (INCLUDE AS ANNEX).</text:span></text:p>
      <text:p text:style-name="P13"><text:span text:style-name="T10">☐</text:span><text:span text:style-name="T23"> Non-validated interview (INCLUDE AS ANNEX)</text:span></text:p>
      <text:p text:style-name="P7"><text:span text:style-name="T39">X</text:span><text:span text:style-name="T13"> </text:span><text:span text:style-name="T10">☐</text:span><text:span text:style-name="T23"> </text:span><text:span text:style-name="T23">Participant observation </text:span><text:span text:style-name="T26">(specify)</text:span></text:p>
      <text:p text:style-name="P8"><text:span text:style-name="T42">The user usage will be tracked. (Amount of times they listen to a song, which songs they listen, how they interact with the app)</text:span></text:p>
      <text:p text:style-name="P4"><text:span text:style-name="T10">☐</text:span><text:span text:style-name="T23"> </text:span><text:span text:style-name="T23">Behavioral experiments/manipulations</text:span></text:p>
      <text:p text:style-name="P4"><text:span text:style-name="T23">Upload file.</text:span></text:p>
      <text:p text:style-name="P15"><text:span text:style-name="T23">Justify why the attachment is not available.</text:span></text:p>
      <text:p text:style-name="P16"><text:span text:style-name="T1">Document is not available?</text:span></text:p>
      <text:p text:style-name="P4"><text:span text:style-name="T10">☐</text:span><text:span text:style-name="T23"> </text:span><text:span text:style-name="T23">Electroencephalography, neuroimaging (e.g., EEG, MEG) or brain stimulation techniques, </text:span><text:span text:style-name="T26">(specify)</text:span></text:p>
      <text:p text:style-name="P4"><text:span text:style-name="T10">☐</text:span><text:span text:style-name="T23"> </text:span><text:span text:style-name="T23">Tissue sampling (e.g. saliva), </text:span><text:span text:style-name="T26">(specify)</text:span></text:p>
      <text:p text:style-name="P4"><text:span text:style-name="T10">☐</text:span><text:span text:style-name="T23"> </text:span><text:span text:style-name="T23">Video/audio recordings, </text:span><text:span text:style-name="T26">(specify)</text:span></text:p>
      <text:p text:style-name="P4"><text:span text:style-name="T10">☐</text:span><text:span text:style-name="T23"> </text:span><text:span text:style-name="T23">Online/web-based activities (whether or not consisting of the above categories), </text:span><text:span text:style-name="T26">(specify)</text:span></text:p>
      <text:p text:style-name="P10"><text:span text:style-name="T2">Yes, as stated above (participant observation)</text:span></text:p>
      <text:p text:style-name="P4"><text:span text:style-name="T10">☐</text:span><text:span text:style-name="T23"> </text:span><text:span text:style-name="T23">Research equipment or experimental devices, </text:span><text:span text:style-name="T26">(specify)</text:span></text:p>
      <text:p text:style-name="P4"><text:span text:style-name="T10">☐</text:span><text:span text:style-name="T23"> </text:span><text:span text:style-name="T23">Other, </text:span><text:span text:style-name="T26">(specify)</text:span></text:p>
      <text:p text:style-name="P18"/>
      <text:p text:style-name="Standard"><text:span text:style-name="T2">RESEARCH METHOD</text:span></text:p>
      <text:p text:style-name="Standard"><text:span text:style-name="T1">Describe the methodologies and practical procedures. (*)</text:span></text:p>
      <text:p text:style-name="P9"><text:span text:style-name="T20">The user usage will be tracked. (Amount of times they listen to a song, which songs they listen, how they interact with the app)</text:span></text:p>
      <text:p text:style-name="P18"/>
      <text:p text:style-name="Standard"><text:span text:style-name="T1">Which aspects of the research would be impacted if stricter measures concerning COVID-19 would be imposed? Describe a back-up plan that explains which changes will be made to the protocol (regarding recruitment, design, data collection,…) in this case.</text:span></text:p>
      <text:p text:style-name="P25">None</text:p>
      <text:p text:style-name="P18"/>
      <text:p text:style-name="Standard"><text:span text:style-name="T2">EXPECTED START DATE AND END DATE</text:span></text:p>
      <text:p text:style-name="Standard"><text:span text:style-name="T1">Specify the expected start date of contacting participants (e.g., for data collection, recruitment) for the experiment/study (should be in the future) as well as the end date for participants.</text:span></text:p>
      <text:p text:style-name="Standard"><text:soft-page-break/><text:span text:style-name="T1">Start: </text:span><text:span text:style-name="T8">27/03/2023</text:span></text:p>
      <text:p text:style-name="Standard"><text:span text:style-name="T1">End: </text:span><text:span text:style-name="T41">1/05/2023</text:span></text:p>
      <text:p text:style-name="P18"/>
      <text:list xml:id="list182321464594439" text:continue-numbering="true" text:style-name="WWNum2">
        <text:list-item>
          <text:h text:style-name="P2" text:outline-level="1"><text:span text:style-name="T1">COLLECTING AND SHARING INFORMATION</text:span></text:h>
        </text:list-item>
      </text:list>
      <text:p text:style-name="Standard"><text:span text:style-name="T2">PRIMARY/SECONDARY DATA PROCESSING</text:span></text:p>
      <text:p text:style-name="Standard"><text:span text:style-name="T1">Do you intend to collect new data (primary processing) or do you use previously collected data (secondary processing)? (*)</text:span></text:p>
      <text:p text:style-name="P4"><text:span text:style-name="T14">X </text:span><text:span text:style-name="T10">☐</text:span><text:span text:style-name="T23"> Primary processing (you collect new data directly from the data subjects with a specific goal, </text:span><text:span text:style-name="T23">e.g. also prospective research)</text:span></text:p>
      <text:p text:style-name="P4"><text:span text:style-name="T10">☐</text:span><text:span text:style-name="T23"> Secondary processing (you do not collect new data yourself, but you used previously collected data, </text:span><text:span text:style-name="T23">e.g. also retrospective research)</text:span></text:p>
      <text:p text:style-name="P34"><text:span text:style-name="T1">In case of secondary processing:</text:span></text:p>
      <text:p text:style-name="List_20_Paragraph"><text:span text:style-name="T10">☐</text:span><text:span text:style-name="T23"> You use data previously collected yourself</text:span></text:p>
      <text:p text:style-name="List_20_Paragraph"><text:span text:style-name="T10">☐</text:span><text:span text:style-name="T23"> You use data previously collected by someone else within KU Leuven within the context of another research project </text:span><text:span text:style-name="T23">at KU Leuven.</text:span></text:p>
      <text:p text:style-name="List_20_Paragraph"><text:span text:style-name="T10">☐</text:span><text:span text:style-name="T23"> You use data previously collected by a third partner.</text:span></text:p>
      <text:p text:style-name="P34"><text:span text:style-name="T1">If appropriate, explain how the participants in the initial research project gave their permission to use these data for further research.</text:span></text:p>
      <text:p text:style-name="P34"><text:span text:style-name="T23">(text)</text:span></text:p>
      <text:p text:style-name="P18"/>
      <text:p text:style-name="Standard"><text:span text:style-name="T2">EXTERNAL PARTNERS</text:span></text:p>
      <text:p text:style-name="Standard"><text:span text:style-name="T1">Are not KU Leuven researchers involved in this project? (*)</text:span></text:p>
      <text:p text:style-name="Standard"><text:span text:style-name="T23">(name, institution, email)</text:span></text:p>
      <text:p text:style-name="P30"><text:span text:style-name="T23">No</text:span></text:p>
      <text:p text:style-name="P18"/>
      <text:p text:style-name="Standard"><text:span text:style-name="T1">Is this a commercial study or a non-commercial study? (*)</text:span></text:p>
      <text:p text:style-name="Standard"><text:span text:style-name="T14">X </text:span><text:span text:style-name="T10">☐</text:span><text:span text:style-name="T23"> </text:span><text:span text:style-name="T36">Non-commercial study</text:span></text:p>
      <text:p text:style-name="P22"><text:span text:style-name="T10">☐</text:span><text:span text:style-name="T23"> </text:span><text:span text:style-name="T36">Commercial study</text:span></text:p>
      <text:p text:style-name="P18"/>
      <text:p text:style-name="Standard"><text:span text:style-name="T1">Is another university, research institution or other partner involved in this research project?</text:span></text:p>
      <text:p text:style-name="Standard"><text:span text:style-name="T10">☐</text:span><text:span text:style-name="T23"> Yes</text:span></text:p>
      <text:p text:style-name="P34"><text:span text:style-name="T1">Which other universities, research institutions or other partners are involved in the project?</text:span></text:p>
      <text:p text:style-name="List_20_Paragraph"><text:span text:style-name="T10">☐</text:span><text:span text:style-name="T23"> UCLL, Lucas, Vives, Thomas More or </text:span><text:span text:style-name="T23">Odissee</text:span></text:p>
      <text:p text:style-name="List_20_Paragraph"><text:span text:style-name="T10">☐</text:span><text:span text:style-name="T23"> VIB</text:span></text:p>
      <text:p text:style-name="List_20_Paragraph"><text:span text:style-name="T10">☐</text:span><text:span text:style-name="T23"> IMEC</text:span></text:p>
      <text:p text:style-name="List_20_Paragraph"><text:soft-page-break/><text:span text:style-name="T10">☐</text:span><text:span text:style-name="T23"> </text:span><text:span text:style-name="T23">Other partner:</text:span></text:p>
      <text:p text:style-name="P34"><text:span text:style-name="T1">Who determines the objectives and resources of the research?</text:span></text:p>
      <text:p text:style-name="Standard"><text:span text:style-name="T14">X </text:span><text:span text:style-name="T10">☐</text:span><text:span text:style-name="T23"> No</text:span></text:p>
      <text:p text:style-name="Standard"><text:span text:style-name="T1">Add the agreement or mention the name of the (possibly larger) agreement in which settlements about privacy have been made.</text:span></text:p>
      <text:p text:style-name="Standard"><text:span text:style-name="T10">☐</text:span><text:span text:style-name="T23"> Upload document</text:span></text:p>
      <text:p text:style-name="Standard"><text:span text:style-name="T10">☐</text:span><text:span text:style-name="T23"> If it is not possible to upload the agreement, mention the name of the agreement and explain where it can be consulted.</text:span></text:p>
      <text:p text:style-name="Standard"><text:span text:style-name="T2">ROLES OF THE PARTIES INVOLVED</text:span></text:p>
      <text:p text:style-name="Standard"><text:span text:style-name="T1">Who determines the objectives and resources of the research? <text:s/>(*)</text:span></text:p>
      <text:p text:style-name="P4"><text:span text:style-name="T14">X ? </text:span><text:span text:style-name="T10">☐</text:span><text:span text:style-name="T23"> </text:span><text:span text:style-name="T23">This is determined within KU Leuven.</text:span></text:p>
      <text:p text:style-name="P4"><text:span text:style-name="T10">☐</text:span><text:span text:style-name="T23"> </text:span><text:span text:style-name="T23">This is determined together with an external partner. (</text:span><text:span text:style-name="T26">specify the institution</text:span><text:span text:style-name="T23">)</text:span></text:p>
      <text:p text:style-name="P4"><text:span text:style-name="T10">☐</text:span><text:span text:style-name="T23"> </text:span><text:span text:style-name="T23">You are processing the data on behalf of an external partner.</text:span></text:p>
      <text:p text:style-name="P18"/>
      <text:p text:style-name="Standard"><text:span text:style-name="T2">SHARING, IMPORT AND EXPORT OF DATA</text:span></text:p>
      <text:p text:style-name="Standard"><text:span text:style-name="T1">Will the data be transferred to/ shared with persons/agencies outside KU Leuven? (*)</text:span></text:p>
      <text:p text:style-name="Standard"><text:span text:style-name="T10">☐</text:span><text:span text:style-name="T23"> Yes</text:span></text:p>
      <text:p text:style-name="P34"><text:span text:style-name="T1">If so, is this person/agency located within or outside the EU?</text:span></text:p>
      <text:p text:style-name="List_20_Paragraph"><text:span text:style-name="T10">☐</text:span><text:span text:style-name="T23"> Within the EU</text:span><text:span text:style-name="T23"> (</text:span><text:span text:style-name="T23">Specify third party + upload agreement)</text:span></text:p>
      <text:p text:style-name="List_20_Paragraph"><text:span text:style-name="T10">☐</text:span><text:span text:style-name="T23"> Outside the EU</text:span><text:span text:style-name="T23"> (</text:span></text:p>
      <text:p text:style-name="P17"><text:span text:style-name="T23">If this person/agency is located outside the EU, is the country included in the ‘white list’? The ‘white list’ is available at: </text:span><text:a xlink:type="simple" xlink:href="https://ec.europa.eu/info/law/law-topic/data-protection/data-transfers-outside-eu/adequacy-protection-personal-data-non-eu-countries_en" text:style-name="Internet_20_link" text:visited-style-name="Visited_20_Internet_20_Link"><text:span text:style-name="T1">https://ec.europa.eu/info/law/law-topic/data-protection/data-transfers-outside-eu/adequacy-protection-personal-data-non-eu-countries_en</text:span></text:a><text:span text:style-name="T23"> </text:span></text:p>
      <text:p text:style-name="P3"/>
      <text:p text:style-name="Standard"><text:span text:style-name="T14">X </text:span><text:span text:style-name="T10">☐</text:span><text:span text:style-name="T23"> No</text:span></text:p>
      <text:p text:style-name="P18"/>
      <text:p text:style-name="Standard"><text:span text:style-name="T2">PLACE DATA PROCESSING</text:span></text:p>
      <text:p text:style-name="Standard"><text:span text:style-name="T1">Where will the data collection and processing be performed? (*)</text:span></text:p>
      <text:p text:style-name="P4"><text:span text:style-name="T14">X </text:span><text:span text:style-name="T10">☐</text:span><text:span text:style-name="T23"> </text:span><text:span text:style-name="T23">Belgium</text:span></text:p>
      <text:p text:style-name="P4"><text:span text:style-name="T14">X </text:span><text:span text:style-name="T10">☐</text:span><text:span text:style-name="T23"> </text:span><text:span text:style-name="T23">Member State of the European Union</text:span></text:p>
      <text:p text:style-name="P4"><text:span text:style-name="T10">☐</text:span><text:span text:style-name="T23"> </text:span><text:span text:style-name="T23">Outside the European Union, (</text:span><text:span text:style-name="T26">specify</text:span><text:span text:style-name="T23">)</text:span></text:p>
      <text:p text:style-name="P23"><text:soft-page-break/></text:p>
      <text:list xml:id="list182320599626160" text:continue-numbering="true" text:style-name="WWNum2">
        <text:list-item>
          <text:h text:style-name="P2" text:outline-level="1"><text:span text:style-name="T1">PARTICIPANTS/DATA SUBJECTS AND CATEGORIES OF DATA</text:span></text:h>
        </text:list-item>
      </text:list>
      <text:p text:style-name="Standard"><text:span text:style-name="T2">CATEGORIES OF DATA SUBJECTS</text:span></text:p>
      <text:p text:style-name="Standard"><text:span text:style-name="T1">Whose personal data will you use or process in your research? <text:s/>(*)</text:span></text:p>
      <text:p text:style-name="P25">A lot of different people, mainly Belgian students.</text:p>
      <text:p text:style-name="P18"/>
      <text:p text:style-name="Standard"><text:span text:style-name="T1">Are vulnerable people involved? <text:s/>(*)<text:line-break/></text:span><text:span text:style-name="T4">Vulnerable data subjects may include children, mentally ill persons, asylum seekers, or the elderly, patients and in any case where an imbalance in the relationship between the position of the data subject and the data controller can be identified.</text:span></text:p>
      <text:p text:style-name="Standard"><text:span text:style-name="T21">☐</text:span><text:span text:style-name="T26"> </text:span><text:span text:style-name="T23">Yes</text:span></text:p>
      <text:p text:style-name="Standard"><text:span text:style-name="T14">X </text:span><text:span text:style-name="T10">☐</text:span><text:span text:style-name="T23"> No</text:span></text:p>
      <text:p text:style-name="Standard"><text:span text:style-name="T1">Which inclusion and exclusion criteria do you use? (*)<text:line-break/></text:span><text:span text:style-name="T4">List details such as age, sex, disease, characteristics etc., under which a participant is deemed to be suitable (eligible) to participate into the study. This also includes healthy volunteers, control groups, etc.</text:span></text:p>
      <text:p text:style-name="P25">We aim to be as inclusive as possible. (All age<text:span text:style-name="T43">s</text:span>, sex<text:span text:style-name="T43">es</text:span>, characteristics etc.)</text:p>
      <text:p text:style-name="P26">But main focus on students?</text:p>
      <text:p text:style-name="P5"/>
      <text:p text:style-name="Standard"><text:span text:style-name="T2">CATEGORIES OF PERSONAL DATA</text:span></text:p>
      <text:p text:style-name="Standard"><text:span text:style-name="T1">What categories of data do you intend to collect or use? (*)</text:span></text:p>
      <text:p text:style-name="Standard"><text:span text:style-name="T1">Will you collect "ordinary" personal data and/or “special category” data?</text:span></text:p>
      <text:p text:style-name="Standard"><text:span text:style-name="T22">X </text:span><text:span text:style-name="T21">☐</text:span><text:span text:style-name="T23"> Ordinary personal data</text:span><text:span text:style-name="T23">, (</text:span><text:span text:style-name="T26">specify</text:span><text:span text:style-name="T23">)</text:span></text:p>
      <text:p text:style-name="P31"><text:span text:style-name="T23">Name, e-mail address</text:span></text:p>
      <text:p text:style-name="Standard"><text:span text:style-name="T4">Some examples of ordinary personal data: name, address, e-mail address, photo, ID-number, IP-address, personnel number, private or professional number (who’s who), login-data, identification cookies, account number, CV, log data (including cafeteria, parking use, web and surf use), camera images, personnel files, wage data professional expenses etc.</text:span></text:p>
      <text:p text:style-name="Standard"><text:span text:style-name="T21">☐</text:span><text:span text:style-name="T26"> </text:span><text:span text:style-name="T23">Special categories of personal data, (</text:span><text:span text:style-name="T26">specify</text:span><text:span text:style-name="T23">)</text:span></text:p>
      <text:p text:style-name="Standard"><text:span text:style-name="T4">Special categories of personal data are the following: personal data revealing racial or ethnic origin, political opinions, religious or philosophical beliefs, or trade union membership, and the processing of genetic data, biometric data for the purpose of uniquely identifying a natural person, data concerning health or data concerning a natural person's sex life or sexual orientation and personal data relating to criminal convictions and offences or related security measures.</text:span></text:p>
      <text:p text:style-name="P18"><text:soft-page-break/></text:p>
      <text:p text:style-name="Standard"><text:span text:style-name="T2">SCALE OF THE PROCESSING</text:span></text:p>
      <text:p text:style-name="Standard"><text:span text:style-name="T1">What is the expected number of participants whose personal data will be collected? (*)</text:span></text:p>
      <text:p text:style-name="P26">30</text:p>
      <text:p text:style-name="Standard"><text:span text:style-name="T1">How does this sample relate to the relevant population? (*)</text:span></text:p>
      <text:p text:style-name="Standard"><text:span text:style-name="T23">?</text:span></text:p>
      <text:p text:style-name="P18"/>
      <text:p text:style-name="Standard"><text:span text:style-name="T1">How many data do you process from one participant and how diverse are these data? (*)</text:span></text:p>
      <text:p text:style-name="Standard"><text:span text:style-name="T23">The user usage will be tracked. (Amount of times they listen to a song, which songs they listen, how they interact with the app)</text:span></text:p>
      <text:p text:style-name="P31"><text:span text:style-name="T23">Also the feedback on the application will be processed, and also the Resque model.</text:span></text:p>
      <text:p text:style-name="P18"/>
      <text:p text:style-name="Standard"><text:span text:style-name="T1">What is the geographical scope of the personal data that you process? (*)</text:span></text:p>
      <text:p text:style-name="Standard"><text:span text:style-name="T23">?</text:span></text:p>
      <text:p text:style-name="P18"/>
      <text:p text:style-name="Standard"><text:span text:style-name="T1">RECRUITMENT, REMUNERATION AND BENEFITS</text:span></text:p>
      <text:p text:style-name="Standard"><text:span text:style-name="T1">Specify who will recruit the participants, how, where and by whom the participants will be approached for inclusion and obtainment of informed consent. (*)</text:span></text:p>
      <text:p text:style-name="Standard"><text:span text:style-name="T1">If a poster or flyer is used for the recruitment, please attach the poster or flyer:</text:span></text:p>
      <text:p text:style-name="P26">Not yet made?</text:p>
      <text:p text:style-name="Standard"><text:span text:style-name="T1">Will participants receive a remuneration or compensation for their participation? (*)</text:span></text:p>
      <text:p text:style-name="Standard"><text:span text:style-name="T10">☐</text:span><text:span text:style-name="T23"> Yes</text:span></text:p>
      <text:p text:style-name="List_20_Paragraph"><text:span text:style-name="T10">☐</text:span><text:span text:style-name="T23"> Cost reimbursement (i.e., food, drinks, transport, parking)</text:span></text:p>
      <text:p text:style-name="List_20_Paragraph"><text:span text:style-name="T10">☐</text:span><text:span text:style-name="T23"> Additional compensation (e.g., voucher, course credits, money)</text:span></text:p>
      <text:p text:style-name="Standard"><text:span text:style-name="T16">X </text:span><text:span text:style-name="T10">☐</text:span><text:span text:style-name="T23"> No</text:span><text:span text:style-name="T23">, (</text:span><text:span text:style-name="T26">specify</text:span><text:span text:style-name="T23">)</text:span></text:p>
      <text:p text:style-name="P31"><text:span text:style-name="T23">On good will.</text:span></text:p>
      <text:p text:style-name="P18"/>
      <text:p text:style-name="Standard"><text:span text:style-name="T1">Are there other benefits by participating in this project? (e.g., what can a participant learn from the study) (*)</text:span></text:p>
      <text:p text:style-name="Standard"><text:soft-page-break/><text:span text:style-name="T10">☐</text:span><text:span text:style-name="T23"> Yes</text:span><text:span text:style-name="T23">, (</text:span><text:span text:style-name="T26">specify</text:span><text:span text:style-name="T23">)</text:span></text:p>
      <text:p text:style-name="Standard"><text:span text:style-name="T16">X </text:span><text:span text:style-name="T10">☐</text:span><text:span text:style-name="T23"> No</text:span></text:p>
      <text:p text:style-name="P18"/>
      <text:p text:style-name="Standard"><text:span text:style-name="T2">RISKS, DISCOMFORT AND COUNSELING</text:span></text:p>
      <text:p text:style-name="Standard"><text:span text:style-name="T1">Describe possible risks or whether participants might experience (physical or mental) discomfort, embarrassment, confusion, etc. during the course of the study. (*)</text:span></text:p>
      <text:p text:style-name="P26">None.</text:p>
      <text:p text:style-name="P18"/>
      <text:p text:style-name="Standard"><text:span text:style-name="T1">Is any support or counseling offered after participation? (*)</text:span></text:p>
      <text:p text:style-name="P27">Participants can reach out to myself in person (Alexander Joossens) if they have any questions/problems.</text:p>
      <text:list xml:id="list182321078222809" text:continue-numbering="true" text:style-name="WWNum2">
        <text:list-item>
          <text:h text:style-name="P1" text:outline-level="1"><text:span text:style-name="T1">TECHNICAL AND ORGANISATIONAL MEASURES FOR DATA PROCESSING AND DATA MANAGEMENT</text:span></text:h>
        </text:list-item>
      </text:list>
      <text:p text:style-name="Standard"><text:span text:style-name="T1">The basic level of security should always be in line with the information security policy of the institution. Additional measures may be necessary for specific processing activities. The choice of additional security measures is based on an assessment of the risks.</text:span></text:p>
      <text:p text:style-name="Standard"><text:span text:style-name="T2">RETENTION OF DATA</text:span></text:p>
      <text:p text:style-name="Standard"><text:span text:style-name="T2">Where will digital and audiovisual data be stored? (*)</text:span></text:p>
      <text:p text:style-name="P4"><text:span text:style-name="T17">X </text:span><text:span text:style-name="T10">☐</text:span><text:span text:style-name="T23"> </text:span><text:span text:style-name="T23">Secure KU Leuven network drives (I- / J-drive)</text:span></text:p>
      <text:p text:style-name="P4"><text:span text:style-name="T10">☐</text:span><text:span text:style-name="T23"> </text:span><text:span text:style-name="T23">OneDrive linked to a KU Leuven account</text:span></text:p>
      <text:p text:style-name="P4"><text:span text:style-name="T10">☐</text:span><text:span text:style-name="T23"> </text:span><text:span text:style-name="T23">REDCap</text:span></text:p>
      <text:p text:style-name="P4"><text:span text:style-name="T17">X </text:span><text:span text:style-name="T10">☐</text:span><text:span text:style-name="T23"> </text:span><text:span text:style-name="T23">Different, please specify…</text:span></text:p>
      <text:p text:style-name="P11"><text:span text:style-name="T23">Also on Google Forms, and locally on my laptop</text:span></text:p>
      <text:p text:style-name="Standard"><text:span text:style-name="T2">Where will paper data be stored?(*)</text:span></text:p>
      <text:p text:style-name="P4"><text:span text:style-name="T17">X </text:span><text:span text:style-name="T10">☐</text:span><text:span text:style-name="T23"> </text:span><text:span text:style-name="T23">There are no paper data (for example also informed consent will be asked digitally)</text:span></text:p>
      <text:p text:style-name="P4"><text:span text:style-name="T10">☐</text:span><text:span text:style-name="T23"> </text:span><text:span text:style-name="T23">Inside KU Leuven. In the office of the primary researcher in a locked drawer or cupboard that can only be accessed by the researcher.</text:span></text:p>
      <text:p text:style-name="P4"><text:span text:style-name="T10">☐</text:span><text:span text:style-name="T23"> </text:span><text:span text:style-name="T23">During the study the paper data will be stored by the involved student in a locked drawer or cupboard that can only be accessed by him/herself. <text:s/>After the thesis or the course has been finished, all paper data will be handed over to the supervisor who will store these data in their office in a locked drawer or cupboard that can only be accessed by him/herself.</text:span></text:p>
      <text:p text:style-name="P4"><text:span text:style-name="T10">☐</text:span><text:span text:style-name="T23"> </text:span><text:span text:style-name="T23">Different, please specify:</text:span></text:p>
      <text:p text:style-name="Standard"><text:span text:style-name="T2">Who will have access to participants’ (personal) data during the study?(*)</text:span></text:p>
      <text:p text:style-name="P4"><text:soft-page-break/><text:span text:style-name="T17">X </text:span><text:span text:style-name="T10">☐</text:span><text:span text:style-name="T23"> </text:span><text:span text:style-name="T23">The involved KU Leuven researchers. (cfr page 2)</text:span></text:p>
      <text:p text:style-name="P4"><text:span text:style-name="T10">☐</text:span><text:span text:style-name="T23"> </text:span><text:span text:style-name="T23">The involved non-KU Leuven researchers in accordance with the agreement. (cfr page 4)</text:span></text:p>
      <text:p text:style-name="P4"><text:span text:style-name="T10">☐</text:span><text:span text:style-name="T23"> </text:span><text:span text:style-name="T23">Others, please specify...</text:span></text:p>
      <text:p text:style-name="Standard"><text:span text:style-name="T2">Who will have access to participants’ (personal) data after the study?(*)</text:span></text:p>
      <text:p text:style-name="P4"><text:span text:style-name="T17">X </text:span><text:span text:style-name="T10">☐</text:span><text:span text:style-name="T23"> </text:span><text:span text:style-name="T23">The involved KU Leuven researchers, except any students that may be involved. (**)</text:span></text:p>
      <text:p text:style-name="P4"><text:span text:style-name="T10">☐</text:span><text:span text:style-name="T23"> </text:span><text:span text:style-name="T23">The involved non-KU Leuven researchers in accordance with the agreement. (cfr page 4)</text:span></text:p>
      <text:p text:style-name="P4"><text:span text:style-name="T10">☐</text:span><text:span text:style-name="T23"> </text:span><text:span text:style-name="T23">Others, please specify...</text:span></text:p>
      <text:p text:style-name="Standard"><text:span text:style-name="T4">** Students will completely remove the data from their devices and will no longer have access to the data after they have finished their thesis or the course. </text:span></text:p>
      <text:p text:style-name="Standard"><text:span text:style-name="T2">For how long will the (personal) data be stored after the study?(*)</text:span></text:p>
      <text:p text:style-name="P4"><text:span text:style-name="T17">X </text:span><text:span text:style-name="T10">☐</text:span><text:span text:style-name="T23"> </text:span><text:span text:style-name="T23">After 10 years the researchers will decide whether it is necessary to store the (personal) data for a longer time. If it is necessary to keep the data, a reminder date will be set at which the researchers will again decide whether the data still need to be kept. When further storage is no longer necessary the (personal) data will be deleted.</text:span></text:p>
      <text:p text:style-name="P4"><text:span text:style-name="T10">☐</text:span><text:span text:style-name="T23"> </text:span><text:span text:style-name="T23">The (personal) data will be deleted after 10 years(KU LeuvenRDM-richtlijn).</text:span></text:p>
      <text:p text:style-name="P4"><text:span text:style-name="T10">☐</text:span><text:span text:style-name="T23"> </text:span><text:span text:style-name="T23">The (personal) data will be deleted after 25 years (guidelineEC Research UZ/KU Leuven).</text:span></text:p>
      <text:p text:style-name="P4"><text:span text:style-name="T10">☐</text:span><text:span text:style-name="T23"> </text:span><text:span text:style-name="T23">Different, please specify (for example because the study is longitudinal or because the data will be archived in the context of historic research):</text:span></text:p>
      <text:p text:style-name="Standard"><text:span text:style-name="T2">ANONYMISATION / PSEUDONYMISATION</text:span></text:p>
      <text:p text:style-name="Standard"><text:span text:style-name="T4">Anonymization means that the data subject (the individual person to which the data relate) cannot be identified afterwards and that it is impossible to re-identify the data subject.</text:span></text:p>
      <text:p text:style-name="Standard"><text:span text:style-name="T4">Pseudonymization (or “coding”) is the processing of personal data in such a way that the personal data can no longer be attributed to a specific data subject without the use of additional information, provided that such additional information is stored separately and technical and organizational measures are taken to ensure that the personal data are not linked to an identified or identifiable natural person.</text:span></text:p>
      <text:p text:style-name="Standard"><text:span text:style-name="T1">Do you plan to anonymize or pseudonymize the data at some point in the research process? (*)</text:span></text:p>
      <text:p text:style-name="P4"><text:span text:style-name="T17">X </text:span><text:span text:style-name="T10">☐</text:span><text:span text:style-name="T23"> </text:span><text:span text:style-name="T23">Not anonymized or not pseudonymized data.</text:span></text:p>
      <text:p text:style-name="P12"><text:span text:style-name="T1"><text:tab/>Please explain why you don’t anonymize/pseudonymize (certain) personal</text:span></text:p>
      <text:p text:style-name="P12"><text:span text:style-name="T1"><text:s/>data.</text:span></text:p>
      <text:p text:style-name="P4"><text:span text:style-name="T23"><text:tab/></text:span><text:span text:style-name="T35">This is not necessary since no sensitive data is collected.</text:span></text:p>
      <text:p text:style-name="P4"><text:span text:style-name="T10">☐</text:span><text:span text:style-name="T23"> </text:span><text:span text:style-name="T23">You will pseudonymize personal data (“Pseudonymization” is the AVG term, scientists often use “coding”. We consider these terms identical.)</text:span></text:p>
      <text:p text:style-name="List_20_Paragraph"><text:span text:style-name="T1">Please clarify the method of pseudonymization/coding:</text:span></text:p>
      <text:p text:style-name="P15"><text:soft-page-break/><text:span text:style-name="T1">Please clarify the storage method of the key/code:</text:span></text:p>
      <text:p text:style-name="P15"><text:span text:style-name="T23">(text)</text:span></text:p>
      <text:p text:style-name="P4"><text:span text:style-name="T10">☐</text:span><text:span text:style-name="T23"> </text:span><text:span text:style-name="T23">You will anonymize personal data yourself.</text:span></text:p>
      <text:p text:style-name="P4"><text:span text:style-name="T1"><text:tab/>Please clarify the method of anonymization and who is involved in this procedure:</text:span></text:p>
      <text:p text:style-name="P15"><text:span text:style-name="T23">(text)</text:span></text:p>
      <text:p text:style-name="P4"><text:span text:style-name="T10">☐</text:span><text:span text:style-name="T23"> </text:span><text:span text:style-name="T23">Not applicable.</text:span></text:p>
      <text:p text:style-name="P18"/>
      <text:p text:style-name="Standard"><text:span text:style-name="T2">OTHER ORGANISATIONAL AND TECHNICAL SECURITY MEASURES?</text:span></text:p>
      <text:p text:style-name="Standard"><text:span text:style-name="T1">Will you take any other measures to protect the privacy of data subjects? (*) (</text:span><text:a xlink:type="simple" xlink:href="https://admin.kuleuven.be/privacy/intranet/onderzoekers#section-19" text:style-name="Internet_20_link" text:visited-style-name="Visited_20_Internet_20_Link"><text:span text:style-name="T1">See examples in FAQ</text:span></text:a><text:span text:style-name="T1">)</text:span></text:p>
      <text:p text:style-name="P27">No</text:p>
      <text:p text:style-name="P18"/>
      <text:list xml:id="list182320678860684" text:continue-numbering="true" text:style-name="WWNum2">
        <text:list-item>
          <text:h text:style-name="P2" text:outline-level="1"><text:span text:style-name="T1">INFORMING DATA SUBJECTS/PARTICIPANTS</text:span></text:h>
        </text:list-item>
      </text:list>
      <text:p text:style-name="Standard"><text:span text:style-name="T1">RESEARCH THAT IMPLIES DECEPTION</text:span></text:p>
      <text:p text:style-name="Standard"><text:span text:style-name="T1">Will participants be deceived? (*)</text:span></text:p>
      <text:p text:style-name="Standard"><text:span text:style-name="T10">☐</text:span><text:span text:style-name="T23"> Yes</text:span><text:span text:style-name="T23">, (</text:span><text:span text:style-name="T26">Explain why deception is necessary in this study and how participants will be deceived:</text:span><text:span text:style-name="T23">)</text:span></text:p>
      <text:p text:style-name="Standard"><text:span text:style-name="T17">X </text:span><text:span text:style-name="T10">☐</text:span><text:span text:style-name="T23"> No</text:span></text:p>
      <text:p text:style-name="P19"/>
      <text:p text:style-name="Standard"><text:span text:style-name="T2">INFORMING DATA SUBJECTS/PARTICIPANTS</text:span></text:p>
      <text:p text:style-name="Standard"><text:span text:style-name="T1">According to the GDPR and good scientific practices, participants should be informed as complete as possible about the aims and practical aspects of the study. All information should be individually provided, fully understandable, in written form and in the native language of the participants. In the context of scientific research, this information is often provided in the form of a privacy statement or an information letter. A model for such information letter can be found in the FAQ.</text:span></text:p>
      <text:p text:style-name="Standard"><text:span text:style-name="T1">Will the necessary information be provided to the data subjects/participants or is this already done?</text:span></text:p>
      <text:p text:style-name="Standard"><text:span text:style-name="T1">In case of primary processing.</text:span></text:p>
      <text:p text:style-name="Standard"><text:span text:style-name="T10">☐</text:span><text:span text:style-name="T23"> Yes</text:span><text:span text:style-name="T23"> (</text:span><text:span text:style-name="T26">Please attach the information letter</text:span><text:span text:style-name="T23">)</text:span></text:p>
      <text:p text:style-name="Standard"><text:span text:style-name="T17">X </text:span><text:span text:style-name="T10">☐</text:span><text:span text:style-name="T23"> No</text:span></text:p>
      <text:p text:style-name="Standard"><text:span text:style-name="T1"><text:tab/></text:span><text:span text:style-name="T35">Is not done yet, but will be done before the research starts.</text:span></text:p>
      <text:p text:style-name="Standard"><text:span text:style-name="T1">In case of secondary processing.</text:span></text:p>
      <text:p text:style-name="Standard"><text:span text:style-name="T10">☐</text:span><text:span text:style-name="T23"> Yes</text:span><text:span text:style-name="T23"> (</text:span><text:span text:style-name="T26">Please attach the information letter</text:span><text:span text:style-name="T23">)</text:span></text:p>
      <text:p text:style-name="Standard"><text:span text:style-name="T17">X </text:span><text:span text:style-name="T10">☐</text:span><text:span text:style-name="T23"> No</text:span></text:p>
      <text:p text:style-name="P34"><text:span text:style-name="T1">Motivate why providing information proves impossible or requires a disproportionate amount of effort. In this case, was the information made public?)</text:span></text:p>
      <text:p text:style-name="P34"><text:span text:style-name="T23">(text)</text:span></text:p>
      <text:p text:style-name="P18"/>
      <text:p text:style-name="Standard"><text:span text:style-name="T1">Due to the situation with regard to COVID-19 participants have to be informed about the protective measures that will be taken to prevent the spread of the virus. Please use the dynamic annex that can be found on the </text:span><text:a xlink:type="simple" xlink:href="https://www.kuleuven.be/english/research/ethics/committees/smec" text:style-name="Internet_20_link" text:visited-style-name="Visited_20_Internet_20_Link"><text:span text:style-name="T1">SMEC website</text:span></text:a><text:span text:style-name="T1"> to this end. </text:span><text:span text:style-name="T26">Please adapt the document to the specifics of the research and upload it here</text:span><text:span text:style-name="T1">. If the situation concerning COVID-19 would change after your application has been approved you can decide to remove or add additional statement to the document without having to submit an amendment to your application. If changes are made after the participants have received the </text:span><text:soft-page-break/><text:span text:style-name="T1">document, they should be informed about these changes before their participation in the research. If there is no direct contact with participants in your research (e.g., in online survey research) this annex does not need to be used.</text:span></text:p>
      <text:p text:style-name="Standard"><text:span text:style-name="T26">(file)</text:span></text:p>
      <text:p text:style-name="P32"><text:span text:style-name="T26">TODO?</text:span></text:p>
      <text:p text:style-name="P18"/>
      <text:p text:style-name="Standard"><text:span text:style-name="T2">PROCEDURE FOR INFORMED CONSENT FOR PARTICIPATION IN THE STUDY</text:span></text:p>
      <text:p text:style-name="Standard"><text:span text:style-name="T4">Note: this question relates to consent or permission for participation in the study. This consent for participation in the study has to be distinguished from consent as a legal basis for processing personal data (see tab 8) in the context of scientific research, the legal basis is generally public interest). Other (less stringent) requirements may be set for the consent to participate in the study than the requirements that the GDPR sets for consent.</text:span></text:p>
      <text:p text:style-name="Standard"><text:span text:style-name="T1">You can find a template for “informed consent for participation in the study" </text:span><text:a xlink:type="simple" xlink:href="https://www.kuleuven.be/english/research/ethics/committees/smec/documents-and-guidance-for-your-application" text:style-name="Internet_20_link" text:visited-style-name="Visited_20_Internet_20_Link"><text:span text:style-name="T1">here</text:span></text:a><text:span text:style-name="T1">.</text:span></text:p>
      <text:p text:style-name="Standard"><text:span text:style-name="T1">Informed consent forms are filled in in duplicate (i.e., one for the participant and one for the researcher). As a general principle, the Board discourages passive informed consent procedures (opt-out) – especially in case of minors or vulnerable individuals.</text:span></text:p>
      <text:p text:style-name="Standard"><text:span text:style-name="T1">Please attach here the form “informed consent for participation in the study” that will be used in this study.</text:span></text:p>
      <text:p text:style-name="Standard"><text:span text:style-name="T23">(form)</text:span></text:p>
      <text:p text:style-name="P32"><text:span text:style-name="T23">TODO?</text:span></text:p>
      <text:p text:style-name="P18"/>
      <text:p text:style-name="Standard"><text:span text:style-name="T1">Describe your procedure for informed consent for participation in the study in detail. Specify which information will provided to the participants before the start of the study/experiment, how , etc. (*)</text:span></text:p>
      <text:p text:style-name="Standard"><text:span text:style-name="T23">(text)</text:span></text:p>
      <text:p text:style-name="Standard"><text:span text:style-name="T23">?</text:span></text:p>
      <text:p text:style-name="P18"/>
      <text:p text:style-name="Standard"><text:span text:style-name="T2">DEBRIEFING</text:span></text:p>
      <text:p text:style-name="Standard"><text:span text:style-name="T1">Which information is given to participants during debriefing and how will this be provided? (*)</text:span></text:p>
      <text:p text:style-name="P27">The participants will be contacted/informed if any changes to the way of collecting data changes.</text:p>
      <text:p text:style-name="P18"/>
      <text:p text:style-name="Standard"><text:span text:style-name="T2">INFORMATION ABOUT THE STUDY RESULTS</text:span></text:p>
      <text:p text:style-name="Standard"><text:soft-page-break/><text:span text:style-name="T1">Which information is given to participants about the outcome of the study? Will participants receive their individual results or only the overall study results? How will this information be provided? (*)</text:span></text:p>
      <text:p text:style-name="P27">No information will be given.</text:p>
      <text:p text:style-name="P27">The thesis paper will be made available so they can read the outcome?</text:p>
      <text:p text:style-name="P18"/>
      <text:list xml:id="list182320345369510" text:continue-numbering="true" text:style-name="WWNum2">
        <text:list-item>
          <text:h text:style-name="P2" text:outline-level="1"><text:span text:style-name="T1">RIGHTS OF DATA SUBJECTS AND LAWFULNESS OF THE PROCESSING</text:span></text:h>
        </text:list-item>
      </text:list>
      <text:p text:style-name="Standard"><text:span text:style-name="T2">RIGHTS OF DATA SUBJECTS</text:span></text:p>
      <text:p text:style-name="Standard"><text:span text:style-name="T1">Would your research be seriously impaired if data subjects wish to exercise their right to request access, rectification, restriction of processing and right to object to processing? (*)</text:span></text:p>
      <text:p text:style-name="Standard"><text:span text:style-name="T10">☐</text:span><text:span text:style-name="T23"> Yes</text:span></text:p>
      <text:p text:style-name="P34"><text:span text:style-name="T1">If the achievement of your research objectives would be seriously impaired or rendered impossible by the exercise of one or several of these rights, it is possible to derogate from them provided this is properly justified.</text:span></text:p>
      <text:p text:style-name="P34"><text:span text:style-name="T1">Justify the necessity of derogating from one or more of the above rights: derogation is only possible insofar as those rights would likely render impossible or seriously impair <text:s/>the achievement of the research objectives! Justification per right you wish to derogate from.</text:span></text:p>
      <text:p text:style-name="P34"><text:span text:style-name="T23">(text)</text:span></text:p>
      <text:p text:style-name="P34"><text:span text:style-name="T1">Describe the measures taken to optimally protect the data subjects’ privacy and rights.</text:span></text:p>
      <text:p text:style-name="P34"><text:span text:style-name="T23">(text)</text:span></text:p>
      <text:p text:style-name="Standard"><text:span text:style-name="T17">X </text:span><text:span text:style-name="T10">☐</text:span><text:span text:style-name="T23"> No</text:span><text:span text:style-name="T23"> (Unless the achievement of your research objectives would be seriously impaired or rendered impossible, it is not possible to derogate from these rights.)</text:span></text:p>
      <text:p text:style-name="P18"/>
      <text:p text:style-name="Standard"><text:span text:style-name="T2">LAWFULNESS OF PROCESSING</text:span></text:p>
      <text:p text:style-name="Standard"><text:span text:style-name="T2">Processing of personal data is only lawful if there is a legal basis. This must be determined as part of the initial data collection.<text:line-break/></text:span><text:span text:style-name="T4">If your research concerns secondary processing of personal data, you should check with the person who initially collected the data on what legal basis the data were collected. </text:span></text:p>
      <text:p text:style-name="Standard"><text:span text:style-name="T1">Preferably indicate one legal basis, </text:span><text:a xlink:type="simple" xlink:href="https://admin.kuleuven.be/privacy/intranet/onderzoekers#section-21" text:style-name="Internet_20_link" text:visited-style-name="Visited_20_Internet_20_Link"><text:span text:style-name="T1">certainly read the FAQ</text:span></text:a><text:span text:style-name="T1">. (*)</text:span></text:p>
      <text:p text:style-name="List_20_Paragraph"><text:span text:style-name="T17">X </text:span><text:span text:style-name="T10">☐</text:span><text:span text:style-name="T23"> </text:span><text:span text:style-name="T26">University research is usually conducted in the public interest</text:span><text:span text:style-name="T1">, i.e., it leads to advances in knowledge and generates insights that (directly or indirectly) benefit society. In principle, this means that the results will be made public.</text:span></text:p>
      <text:p text:style-name="List_20_Paragraph"><text:span text:style-name="T1">If your research is government-funded, this is a clear indication that it is conducted in the public interest (government grant, H2020, FWO, BOF funds, IOF funds).</text:span></text:p>
      <text:p text:style-name="List_20_Paragraph"><text:span text:style-name="T1">University research is therefore deemed to be carried out in the public interest unless there are indications to the contrary.</text:span></text:p>
      <text:p text:style-name="List_20_Paragraph"><text:soft-page-break/><text:span text:style-name="T1">It is not possible to rely on public interest as a legal basis for processing personal data if the results are exclusively transferred to another party and the knowledge acquired solely serves private interests.</text:span></text:p>
      <text:p text:style-name="List_20_Paragraph"><text:span text:style-name="T1">For instance, a report commissioned by a third party is only transmitted to this third party and not made public, thus serving the third party’s private interests.</text:span></text:p>
      <text:p text:style-name="List_20_Paragraph"><text:span text:style-name="T17">X </text:span><text:span text:style-name="T10">☐</text:span><text:span text:style-name="T23"> </text:span><text:span text:style-name="T26">The data subject has consented</text:span><text:span text:style-name="T23"> </text:span><text:span text:style-name="T1">to the processing of his/her personal data for one or more specific purposes.</text:span></text:p>
      <text:p text:style-name="List_20_Paragraph"><text:span text:style-name="T1">The permission to process personal data must meet a number of conditions from the GDPR.</text:span></text:p>
      <text:p text:style-name="List_20_Paragraph"><text:span text:style-name="T2">Attention, this question regards consent as a legal basis for processing personal data, not consent as an ethical requirement for participation in the study.</text:span></text:p>
      <text:p text:style-name="List_20_Paragraph"><text:span text:style-name="T1">For ethical reasons, you may need a participants’ consent to participate in the study (this may be legally required or ethically recommended). However, such ethical consent does not necessarily equal consent as the legal basis for processing personal data (in the context of research, the legal basis is usually the public interest).</text:span></text:p>
      <text:p text:style-name="List_20_Paragraph"><text:span text:style-name="T1">If a participant withdraws his/her ‘ethical consent for participation in the study’, he/she will no longer participate in the research. Any personal data already collected on the basis of public interest can however continue to be used for research purposes.</text:span></text:p>
      <text:p text:style-name="List_20_Paragraph"><text:span text:style-name="T1">This is not the case if the legal basis for processing personal data is the data subject's consent, which he/she may withdraw at any time. Once consent has been withdrawn, no further processing should take place (any processing prior to the withdrawal of consent remains lawful).</text:span></text:p>
      <text:p text:style-name="List_20_Paragraph"><text:span text:style-name="T10">☐</text:span><text:span text:style-name="T23"> </text:span><text:span text:style-name="T26">The processing is necessary for the performance of a contract</text:span><text:span text:style-name="T1"> with the party whose data are being processed. (Note that this does not refer to the processing agreement.)</text:span></text:p>
      <text:p text:style-name="List_20_Paragraph"><text:span text:style-name="T10">☐</text:span><text:span text:style-name="T23"> </text:span><text:span text:style-name="T26">The processing is necessary to comply with a legal obligation</text:span><text:span text:style-name="T1">.</text:span></text:p>
      <text:p text:style-name="List_20_Paragraph"><text:span text:style-name="T1">For instance, the law of 30 April 2009 on science and innovation policy (Chapter VI ECOOM). </text:span></text:p>
      <text:p text:style-name="List_20_Paragraph"><text:span text:style-name="T1">For instance, In contrast, an individual grant decision does not constitute a legal obligation in the sense intended here (see ‘public interest’).</text:span></text:p>
      <text:p text:style-name="List_20_Paragraph"><text:span text:style-name="T10">☐</text:span><text:span text:style-name="T23"> </text:span><text:span text:style-name="T1">The processing is necessary to protect </text:span><text:span text:style-name="T26">legitimate interests</text:span><text:span text:style-name="T23"> </text:span><text:span text:style-name="T1">pursued by KU Leuven or a third party.</text:span></text:p>
      <text:p text:style-name="List_20_Paragraph"><text:span text:style-name="T1">For instance, a pharmaceutical company has collected data on the basis of legitimate interest and these are processed by KU Leuven. It must be demonstrable that a balance of interests was made between the data collector’s legitimate interest and the interests of the persons whose data are being processed.</text:span></text:p>
      <text:p text:style-name="P18"/>
      <text:list xml:id="list182321241145646" text:continue-numbering="true" text:style-name="WWNum2">
        <text:list-item>
          <text:h text:style-name="P2" text:outline-level="1"><text:span text:style-name="T1">RISK ANALYSIS BY THE RESEARCHER </text:span></text:h>
        </text:list-item>
      </text:list>
      <text:p text:style-name="Standard"><text:span text:style-name="T1">Does the research involve a high privacy risk for the data subjects? This can be checked on the basis of the following criteria. (*)</text:span></text:p>
      <text:p text:style-name="Standard"><text:span text:style-name="T1">If the data were to be made public, would this have a significant impact on the data subjects?</text:span></text:p>
      <text:p text:style-name="Standard"><text:span text:style-name="T10">☐</text:span><text:span text:style-name="T23"> Yes</text:span></text:p>
      <text:p text:style-name="Standard"><text:span text:style-name="T17">X </text:span><text:span text:style-name="T10">☐</text:span><text:span text:style-name="T23"> No</text:span></text:p>
      <text:p text:style-name="Standard"><text:span text:style-name="T1">Do you plan to use special category data?</text:span></text:p>
      <text:p text:style-name="Standard"><text:span text:style-name="T10">☐</text:span><text:span text:style-name="T23"> Yes</text:span></text:p>
      <text:p text:style-name="Standard"><text:span text:style-name="T17">X </text:span><text:span text:style-name="T10">☐</text:span><text:span text:style-name="T23"> No</text:span></text:p>
      <text:p text:style-name="Standard"><text:span text:style-name="T1">Do you plan to process personal data of vulnerable groups?</text:span></text:p>
      <text:p text:style-name="Standard"><text:span text:style-name="T10">☐</text:span><text:span text:style-name="T23"> Yes</text:span></text:p>
      <text:p text:style-name="Standard"><text:span text:style-name="T17">X </text:span><text:span text:style-name="T10">☐</text:span><text:span text:style-name="T23"> No</text:span></text:p>
      <text:p text:style-name="Standard"><text:span text:style-name="T1">Will large-scale processing be carried out? In your answer, do not only consider absolute numbers, but also the sample size relative to the relevant population.</text:span></text:p>
      <text:p text:style-name="Standard"><text:span text:style-name="T10">☐</text:span><text:span text:style-name="T23"> Yes</text:span></text:p>
      <text:p text:style-name="Standard"><text:span text:style-name="T17">X </text:span><text:span text:style-name="T10">☐</text:span><text:span text:style-name="T23"> No</text:span></text:p>
      <text:p text:style-name="Standard"><text:span text:style-name="T1">Will the data be transferred to a non-EU country that is not on the 'white list'?</text:span></text:p>
      <text:p text:style-name="Standard"><text:span text:style-name="T10">☐</text:span><text:span text:style-name="T23"> Yes</text:span></text:p>
      <text:p text:style-name="Standard"><text:span text:style-name="T17">X </text:span><text:span text:style-name="T10">☐</text:span><text:span text:style-name="T23"> No</text:span></text:p>
      <text:p text:style-name="Standard"><text:span text:style-name="T1">Do you plan to link different (special categories of) personal data?</text:span></text:p>
      <text:p text:style-name="Standard"><text:span text:style-name="T10">☐</text:span><text:span text:style-name="T23"> Yes</text:span></text:p>
      <text:p text:style-name="Standard"><text:span text:style-name="T17">X </text:span><text:span text:style-name="T10">☐</text:span><text:span text:style-name="T23"> No</text:span></text:p>
      <text:p text:style-name="Standard"><text:span text:style-name="T1">Will the processing have legal consequences or a similar impact, such as exclusion or discrimination, on the data subject?</text:span></text:p>
      <text:p text:style-name="Standard"><text:span text:style-name="T10">☐</text:span><text:span text:style-name="T23"> Yes</text:span></text:p>
      <text:p text:style-name="Standard"><text:span text:style-name="T17">X </text:span><text:span text:style-name="T10">☐</text:span><text:span text:style-name="T23"> No</text:span></text:p>
      <text:p text:style-name="Standard"><text:span text:style-name="T1">Will the processing prevent the data subject from exercising his/her rights, or from using a service or contract?</text:span></text:p>
      <text:p text:style-name="Standard"><text:span text:style-name="T10">☐</text:span><text:span text:style-name="T23"> Yes</text:span></text:p>
      <text:p text:style-name="Standard"><text:span text:style-name="T17">X </text:span><text:span text:style-name="T10">☐</text:span><text:span text:style-name="T23"> No</text:span></text:p>
      <text:p text:style-name="P18"><text:soft-page-break/></text:p>
      <text:p text:style-name="P18"/>
      <text:p text:style-name="Standard"><text:span text:style-name="T1">Will you systematically monitor people in public places?</text:span></text:p>
      <text:p text:style-name="Standard"><text:span text:style-name="T10">☐</text:span><text:span text:style-name="T23"> Yes</text:span></text:p>
      <text:p text:style-name="Standard"><text:span text:style-name="T17">X </text:span><text:span text:style-name="T10">☐</text:span><text:span text:style-name="T23"> No</text:span></text:p>
      <text:p text:style-name="Standard"><text:span text:style-name="T1">Will the data be processed to create profiles of individuals and to make predictions?</text:span></text:p>
      <text:p text:style-name="Standard"><text:span text:style-name="T10">☐</text:span><text:span text:style-name="T23"> Yes</text:span></text:p>
      <text:p text:style-name="Standard"><text:span text:style-name="T17">X </text:span><text:span text:style-name="T10">☐</text:span><text:span text:style-name="T23"> No</text:span></text:p>
      <text:p text:style-name="Standard"><text:span text:style-name="T1">Will you make innovative use of technological applications such as a combination of fingerprint and facial recognition for access control?</text:span></text:p>
      <text:p text:style-name="Standard"><text:span text:style-name="T10">☐</text:span><text:span text:style-name="T23"> Yes</text:span></text:p>
      <text:p text:style-name="Standard"><text:span text:style-name="T17">X </text:span><text:span text:style-name="T10">☐</text:span><text:span text:style-name="T23"> No</text:span></text:p>
      <text:p text:style-name="Standard"><text:span text:style-name="T1">Do you plan to use non-pseudonymized personal data?</text:span></text:p>
      <text:p text:style-name="Standard"><text:span text:style-name="T10">☐</text:span><text:span text:style-name="T23"> Yes</text:span></text:p>
      <text:p text:style-name="Standard"><text:span text:style-name="T17">X </text:span><text:span text:style-name="T10">☐</text:span><text:span text:style-name="T23"> No</text:span></text:p>
      <text:p text:style-name="Standard"><text:span text:style-name="T1">If each question has been answered negatively, the research is unlikely to pose a high risk to the data subjects. If you answered YES to two or more questions, the risk to data subjects is likely to be high. Hence, answer the following additional questions:</text:span></text:p>
      <text:p text:style-name="Standard"><text:span text:style-name="T1">Can the processing or part of the processing be reasonably achieved in a different / alternative way, which is less harmful to the privacy of the data subjects? Describe and evaluate the possible alternatives.</text:span></text:p>
      <text:p text:style-name="Standard"><text:span text:style-name="T23">/</text:span></text:p>
      <text:p text:style-name="P23"/>
      <text:p text:style-name="Standard"><text:span text:style-name="T1">Please provide more details about the risks you have ticked in the questions above on this tab so that the general risks of your processing are clearly and accurately described.</text:span></text:p>
      <text:p text:style-name="Standard"><text:span text:style-name="T23">/</text:span></text:p>
      <text:p text:style-name="P23"/>
      <text:p text:style-name="Standard"><text:span text:style-name="T1">Explain why the technical and organizational measures you have taken are sufficient to mitigate the risks.</text:span></text:p>
      <text:p text:style-name="Standard"><text:span text:style-name="T23">/</text:span></text:p>
      <text:p text:style-name="P23"/>
      <text:p text:style-name="P18"><text:soft-page-break/></text:p>
      <text:p text:style-name="P33"><text:span text:style-name="T1">How would you estimate the </text:span><text:span text:style-name="T6">probability</text:span><text:span text:style-name="T1"> of the risk(s) after answering the previous questions?</text:span></text:p>
      <text:p text:style-name="P4"><text:span text:style-name="T17">X </text:span><text:span text:style-name="T10">☐</text:span><text:span text:style-name="T23"> </text:span><text:span text:style-name="T23">Negligible</text:span></text:p>
      <text:p text:style-name="P4"><text:span text:style-name="T10">☐</text:span><text:span text:style-name="T23"> </text:span><text:span text:style-name="T23">Limited</text:span></text:p>
      <text:p text:style-name="P4"><text:span text:style-name="T10">☐</text:span><text:span text:style-name="T23"> </text:span><text:span text:style-name="T23">Reasonably high</text:span></text:p>
      <text:p text:style-name="P4"><text:span text:style-name="T10">☐</text:span><text:span text:style-name="T23"> </text:span><text:span text:style-name="T23">High</text:span></text:p>
      <text:p text:style-name="Standard"><text:span text:style-name="T1">How would you estimate the </text:span><text:span text:style-name="T6">impact</text:span><text:span text:style-name="T1"> of the risk(s) after answering the previous questions?</text:span></text:p>
      <text:p text:style-name="P4"><text:span text:style-name="T17">X </text:span><text:span text:style-name="T10">☐</text:span><text:span text:style-name="T23"> </text:span><text:span text:style-name="T23">Negligible</text:span></text:p>
      <text:p text:style-name="P4"><text:span text:style-name="T10">☐</text:span><text:span text:style-name="T23"> </text:span><text:span text:style-name="T23">Limited</text:span></text:p>
      <text:p text:style-name="P4"><text:span text:style-name="T10">☐</text:span><text:span text:style-name="T23"> </text:span><text:span text:style-name="T23">Reasonably high</text:span></text:p>
      <text:p text:style-name="P4"><text:span text:style-name="T10">☐</text:span><text:span text:style-name="T23"> </text:span><text:span text:style-name="T23">Hig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ymbol"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B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B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5"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4"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5"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6"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0"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2"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5"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6"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7"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8"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bin De Croon</meta:initial-creator>
    <meta:editing-cycles>6</meta:editing-cycles>
    <meta:creation-date>2021-08-03T13:06:00</meta:creation-date>
    <dc:date>2022-11-29T18:23:19.847605320</dc:date>
    <meta:generator>LibreOffice/6.4.7.2$Linux_X86_64 LibreOffice_project/40$Build-2</meta:generator>
    <meta:editing-duration>PT8M11S</meta:editing-duration>
    <meta:document-statistic meta:table-count="0" meta:image-count="0" meta:object-count="0" meta:page-count="25" meta:paragraph-count="393" meta:word-count="4580" meta:character-count="28536" meta:non-whitespace-character-count="24336"/>
    <meta:user-defined meta:name="AppVersion">16.0000</meta:user-defined>
    <meta:user-defined meta:name="ContentTypeId">0x010100FE7D0CF081E1E9489140BADBACBF7383</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